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OptGroupElementImpl.get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ptGroupElementImpl.setDisabled( boolean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ptGroupElementImpl.set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TMLOptGroupElementImpl.get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ptGroupElementImpl.HTMLOptGroup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